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" svg:font-family="Consolas, 'Bitstream Vera Sans Mono', 'Courier New', Courier, monospace"/>
    <style:font-face style:name="Helvetica Neue Light" svg:font-family="'Helvetica Neue Light', HelveticaNeue-Light, 'Helvetica Neue', Helvetica, Arial, sans-serif"/>
    <style:font-face style:name="Lohit Devanagari1" svg:font-family="'Lohit Devanagari'"/>
    <style:font-face style:name="Material Icons" svg:font-family="'Material Icons'"/>
    <style:font-face style:name="Roboto" svg:font-family="Roboto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123923" officeooo:paragraph-rsid="00123923" style:font-weight-asian="normal" style:font-weight-complex="normal"/>
    </style:style>
    <style:style style:name="P2" style:family="paragraph" style:parent-style-name="Standard">
      <style:text-properties officeooo:rsid="000d53a6" officeooo:paragraph-rsid="000ef9b5"/>
    </style:style>
    <style:style style:name="P3" style:family="paragraph" style:parent-style-name="Standard">
      <style:text-properties fo:font-weight="bold" officeooo:rsid="000d53a6" officeooo:paragraph-rsid="000ef9b5" style:font-weight-asian="bold" style:font-weight-complex="bold"/>
    </style:style>
    <style:style style:name="P4" style:family="paragraph" style:parent-style-name="Standard">
      <style:text-properties fo:font-weight="bold" officeooo:rsid="000d53a6" officeooo:paragraph-rsid="0011ad43" style:font-weight-asian="bold" style:font-weight-complex="bold"/>
    </style:style>
    <style:style style:name="P5" style:family="paragraph" style:parent-style-name="Standard">
      <style:text-properties fo:font-weight="bold" officeooo:rsid="000ef9b5" officeooo:paragraph-rsid="000ef9b5" style:font-weight-asian="bold" style:font-weight-complex="bold"/>
    </style:style>
    <style:style style:name="P6" style:family="paragraph" style:parent-style-name="Standard">
      <style:text-properties fo:font-weight="bold" officeooo:rsid="001099be" officeooo:paragraph-rsid="001099be" style:font-weight-asian="bold" style:font-weight-complex="bold"/>
    </style:style>
    <style:style style:name="P7" style:family="paragraph" style:parent-style-name="Standard">
      <style:text-properties fo:font-weight="bold" officeooo:rsid="00123923" officeooo:paragraph-rsid="00123923" style:font-weight-asian="bold" style:font-weight-complex="bold"/>
    </style:style>
    <style:style style:name="P8" style:family="paragraph" style:parent-style-name="Standard">
      <style:text-properties fo:font-weight="normal" officeooo:rsid="000ef9b5" officeooo:paragraph-rsid="000ef9b5" style:font-weight-asian="normal" style:font-weight-complex="normal"/>
    </style:style>
    <style:style style:name="P9" style:family="paragraph" style:parent-style-name="Standard">
      <style:text-properties fo:font-weight="normal" officeooo:rsid="001099be" officeooo:paragraph-rsid="001099be" style:font-weight-asian="normal" style:font-weight-complex="normal"/>
    </style:style>
    <style:style style:name="P10" style:family="paragraph" style:parent-style-name="Standard">
      <style:text-properties fo:font-weight="normal" officeooo:rsid="0011ad43" officeooo:paragraph-rsid="0011ad43" style:font-weight-asian="normal" style:font-weight-complex="normal"/>
    </style:style>
    <style:style style:name="P11" style:family="paragraph" style:parent-style-name="Standard">
      <style:text-properties fo:font-weight="normal" officeooo:rsid="00123923" officeooo:paragraph-rsid="00123923" style:font-weight-asian="normal" style:font-weight-complex="normal"/>
    </style:style>
    <style:style style:name="P12" style:family="paragraph" style:parent-style-name="Standard">
      <style:text-properties fo:font-weight="normal" officeooo:rsid="0011ad43" officeooo:paragraph-rsid="0011ad43" style:font-weight-asian="normal" style:font-weight-complex="normal"/>
    </style:style>
    <style:style style:name="P13" style:family="paragraph" style:parent-style-name="Standard">
      <style:text-properties fo:font-weight="normal" officeooo:rsid="001099be" officeooo:paragraph-rsid="001099be" style:font-weight-asian="normal" style:font-weight-complex="normal"/>
    </style:style>
    <style:style style:name="P14" style:family="paragraph" style:parent-style-name="Standard">
      <style:text-properties fo:font-weight="normal" officeooo:rsid="00129227" officeooo:paragraph-rsid="00129227" style:font-weight-asian="normal" style:font-weight-complex="normal"/>
    </style:style>
    <style:style style:name="P15" style:family="paragraph" style:parent-style-name="Standard">
      <style:text-properties fo:font-weight="normal" officeooo:rsid="00129227" officeooo:paragraph-rsid="0016535e" style:font-weight-asian="normal" style:font-weight-complex="normal"/>
    </style:style>
    <style:style style:name="P16" style:family="paragraph" style:parent-style-name="Standard">
      <style:text-properties fo:font-weight="normal" officeooo:rsid="0016535e" officeooo:paragraph-rsid="0016535e" style:font-weight-asian="normal" style:font-weight-complex="normal"/>
    </style:style>
    <style:style style:name="P17" style:family="paragraph" style:parent-style-name="Standard">
      <style:text-properties fo:font-weight="normal" officeooo:rsid="00182698" officeooo:paragraph-rsid="00182698" style:font-weight-asian="normal" style:font-weight-complex="normal"/>
    </style:style>
    <style:style style:name="P18" style:family="paragraph" style:parent-style-name="Standard">
      <style:text-properties fo:font-weight="bold" officeooo:rsid="00129227" officeooo:paragraph-rsid="00129227" style:font-weight-asian="bold" style:font-weight-complex="bold"/>
    </style:style>
    <style:style style:name="P19" style:family="paragraph" style:parent-style-name="Standard">
      <style:text-properties fo:font-weight="bold" officeooo:rsid="001099be" officeooo:paragraph-rsid="001099be" style:font-weight-asian="bold" style:font-weight-complex="bold"/>
    </style:style>
    <style:style style:name="P20" style:family="paragraph" style:parent-style-name="Standard">
      <style:text-properties fo:font-weight="bold" officeooo:rsid="00182698" officeooo:paragraph-rsid="001099be" style:font-weight-asian="bold" style:font-weight-complex="bold"/>
    </style:style>
    <style:style style:name="P21" style:family="paragraph" style:parent-style-name="Standard">
      <style:text-properties fo:font-weight="bold" officeooo:rsid="00182698" officeooo:paragraph-rsid="0018269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ed911"/>
    </style:style>
    <style:style style:name="T3" style:family="text">
      <style:text-properties officeooo:rsid="000ef9b5"/>
    </style:style>
    <style:style style:name="T4" style:family="text">
      <style:text-properties officeooo:rsid="001099b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535e" style:font-weight-asian="bold" style:font-weight-complex="bold"/>
    </style:style>
    <style:style style:name="T7" style:family="text">
      <style:text-properties fo:font-variant="normal" fo:text-transform="none" fo:color="#333333" style:font-name="Helvetica Neue Light" fo:font-size="10.5pt" fo:letter-spacing="normal" fo:font-style="normal"/>
    </style:style>
    <style:style style:name="T8" style:family="text">
      <style:text-properties fo:font-variant="normal" fo:text-transform="none" fo:color="#333333" style:font-name="Helvetica Neue Light" fo:font-size="10.5pt" fo:letter-spacing="normal" fo:font-style="normal" fo:font-weight="normal"/>
    </style:style>
    <style:style style:name="T9" style:family="text">
      <style:text-properties fo:font-variant="normal" fo:text-transform="none" fo:color="#333333" fo:letter-spacing="normal"/>
    </style:style>
    <style:style style:name="T10" style:family="text">
      <style:text-properties officeooo:rsid="001826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* <text:span text:style-name="T3">Output of a program</text:span></text:p>
      <text:p text:style-name="P10">#include&lt;stdio.h&gt;</text:p>
      <text:p text:style-name="P10">#include&lt;conio.h&gt;</text:p>
      <text:p text:style-name="P10">void main()</text:p>
      <text:p text:style-name="P10">{</text:p>
      <text:p text:style-name="P10"><text:tab/>int a = 1234;</text:p>
      <text:p text:style-name="P10"><text:tab/>printf(“%d”, printf(“%d”,printf(“%d”, x)));</text:p>
      <text:p text:style-name="P10">}</text:p>
      <text:p text:style-name="P10"/>
      <text:p text:style-name="P11"><text:span text:style-name="T5">Output :</text:span> 123441</text:p>
      <text:p text:style-name="P7">Explanation</text:p>
      <text:p text:style-name="P1">1. Firstly, the innermost printf is executed which results in printing 1234</text:p>
      <text:p text:style-name="P1">2. This printf returns total number of digits in 1234 i.e 4. printf() returns number of characters successfully printed on screen. The whole statement reduces to :</text:p>
      <text:p text:style-name="P1">printf(“%d”, printf(“%d”,4));</text:p>
      <text:p text:style-name="P1">3. The second printf then prints 4 and returns the total number of digits in 4 i.e 1 (4 is single digit number ).</text:p>
      <text:p text:style-name="P1">4. Finally, the whole statement simply reduces to :</text:p>
      <text:p text:style-name="P1">printf(“%d”,1);</text:p>
      <text:p text:style-name="P1">5. It simply prints 1 and output will be :</text:p>
      <text:p text:style-name="P1">Output : 123441</text:p>
      <text:p text:style-name="P1">So, when multiple printf’s appear inside another printf, the inner printf prints its output and returns length of the string printed on the screen to the outer printf.</text:p>
      <text:p text:style-name="P3">* <text:span text:style-name="T3">Output of a program</text:span></text:p>
      <text:p text:style-name="P2">#include&lt;stdio.h&gt;</text:p>
      <text:p text:style-name="P2">#include&lt;conio.h&gt;</text:p>
      <text:p text:style-name="P2">void main()</text:p>
      <text:p text:style-name="P2">{</text:p>
      <text:p text:style-name="P2"><text:tab/>int a, I = 5;</text:p>
      <text:p text:style-name="P2"><text:tab/>a = ++i + ++i;</text:p>
      <text:p text:style-name="P2"><text:tab/>printf(“%d”, a);</text:p>
      <text:p text:style-name="P2"><text:tab/><text:span text:style-name="T2">getch();</text:span></text:p>
      <text:p text:style-name="P2">}</text:p>
      <text:p text:style-name="P2"/>
      <text:p text:style-name="P5">Output: 14</text:p>
      <text:p text:style-name="P5">Explanation</text:p>
      <text:p text:style-name="P8">How 14 comes instead of 13?</text:p>
      <text:p text:style-name="P8">Actually a = 6 + 7, but not because second (++) operators result will be overwritten to the first operand.</text:p>
      <text:p text:style-name="P8">Note that even if you have n number of operand with increment operator<text:span text:style-name="T4">(</text:span>++). The above discussed effect will take place only between first and second operand.</text:p>
      <text:p text:style-name="P8"/>
      <text:p text:style-name="P8"/>
      <text:p text:style-name="P8">#include&lt;stdio.h&gt;</text:p>
      <text:p text:style-name="P8">#<text:span text:style-name="T4">include&lt;conio.h&gt;</text:span></text:p>
      <text:p text:style-name="P9"><text:soft-page-break/>void main()</text:p>
      <text:p text:style-name="P9">{</text:p>
      <text:p text:style-name="P9"><text:tab/>int x = 2;</text:p>
      <text:p text:style-name="P9"><text:tab/>(x &amp; 1) ? printf(“True”) : printf(“False”);</text:p>
      <text:p text:style-name="P9"><text:tab/>getch();</text:p>
      <text:p text:style-name="P9">}</text:p>
      <text:p text:style-name="P9"/>
      <text:p text:style-name="P9"><text:span text:style-name="T5">Output :</text:span> False</text:p>
      <text:p text:style-name="P6">Explanation</text:p>
      <text:p text:style-name="P6"><text:tab/><text:span text:style-name="T1">As &amp; is a unary operator we have to assume all decimal valuse to binary(0’s and 1’s)</text:span></text:p>
      <text:p text:style-name="P9">int x = 2 (in decimal)</text:p>
      <text:p text:style-name="P9">x = 00000010 (in decimal 0’s and 1’s)</text:p>
      <text:p text:style-name="P9">Now we go for condition (00000010 &amp; 00000001)</text:p>
      <text:p text:style-name="P9">Clearly, condition false as it leads to 0 when multiplied.</text:p>
      <text:p text:style-name="P9"/>
      <text:p text:style-name="P6">* <text:span text:style-name="T10">Output of a program</text:span></text:p>
      <text:p text:style-name="P17">#include &lt;stdio.h&gt;</text:p>
      <text:p text:style-name="P17">#include &lt;conio.h&gt;</text:p>
      <text:p text:style-name="P17">void main()</text:p>
      <text:p text:style-name="P17">{</text:p>
      <text:p text:style-name="P17"><text:tab/>int n;</text:p>
      <text:p text:style-name="P17"><text:tab/>n = 1, 2, 3;</text:p>
      <text:p text:style-name="P17"><text:tab/>printf(“n = %d”, n);</text:p>
      <text:p text:style-name="P17"><text:tab/>getch</text:p>
      <text:p text:style-name="P17">}</text:p>
      <text:p text:style-name="P21"/>
      <text:p text:style-name="P21">Output : <text:span text:style-name="T1">3</text:span></text:p>
      <text:p text:style-name="P20"><text:span text:style-name="T7"/></text:p>
      <text:p text:style-name="P9"/>
      <text:p text:style-name="P18">* C program to check a integer is even or odd without using arithmetic operators</text:p>
      <text:p text:style-name="P14">#include&lt;stdio.h&gt;</text:p>
      <text:p text:style-name="P14">#include&lt;conio.h&gt;</text:p>
      <text:p text:style-name="P14">void main()</text:p>
      <text:p text:style-name="P14">{</text:p>
      <text:p text:style-name="P14"><text:tab/>int x;</text:p>
      <text:p text:style-name="P14"><text:tab/>printf(“Please enter a integer value”);</text:p>
      <text:p text:style-name="P14"><text:tab/>scanf(“%d”, &amp;x);</text:p>
      <text:p text:style-name="P14"><text:tab/>if (x&amp;1)</text:p>
      <text:p text:style-name="P14"><text:tab/><text:tab/>printf(“You have enter odd number”);</text:p>
      <text:p text:style-name="P14"><text:tab/>else</text:p>
      <text:p text:style-name="P14"><text:tab/><text:tab/>printf(“You have enter even number”);</text:p>
      <text:p text:style-name="P14"><text:tab/>getch();</text:p>
      <text:p text:style-name="P14">}</text:p>
      <text:p text:style-name="P14"/>
      <text:p text:style-name="P15"><text:span text:style-name="T5">* </text:span><text:span text:style-name="T6">C program to compare 2 integers without using “==” operators</text:span></text:p>
      <text:p text:style-name="P16">#include&lt;stdio.h&gt;</text:p>
      <text:p text:style-name="P16">#include&lt;conio.h&gt;</text:p>
      <text:p text:style-name="P16">main()</text:p>
      <text:p text:style-name="P16">{</text:p>
      <text:p text:style-name="P16"><text:tab/>int x,y;</text:p>
      <text:p text:style-name="P16"><text:tab/>printf(“Enter two integers : ”);</text:p>
      <text:p text:style-name="P16"><text:tab/>scanf(“%d %d”, &amp;x, &amp;y);</text:p>
      <text:p text:style-name="P16"><text:soft-page-break/><text:tab/>if (x ^ y)</text:p>
      <text:p text:style-name="P16"><text:tab/><text:tab/>printf(“Both integers are not same.”);</text:p>
      <text:p text:style-name="P16"><text:tab/>else</text:p>
      <text:p text:style-name="P16"><text:tab/><text:tab/>printf(“Both integers are same”);</text:p>
      <text:p text:style-name="P16"><text:tab/>getch();</text:p>
      <text:p text:style-name="P1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Consolas" svg:font-family="Consolas, 'Bitstream Vera Sans Mono', 'Courier New', Courier, monospace"/>
    <style:font-face style:name="Helvetica Neue Light" svg:font-family="'Helvetica Neue Light', HelveticaNeue-Light, 'Helvetica Neue', Helvetica, Arial, sans-serif"/>
    <style:font-face style:name="Lohit Devanagari1" svg:font-family="'Lohit Devanagari'"/>
    <style:font-face style:name="Material Icons" svg:font-family="'Material Icons'"/>
    <style:font-face style:name="Roboto" svg:font-family="Roboto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22:17.883240333</meta:creation-date>
    <meta:generator>LibreOffice/5.1.6.2$Linux_X86_64 LibreOffice_project/10m0$Build-2</meta:generator>
    <dc:date>2018-12-11T00:41:06.622824578</dc:date>
    <meta:editing-duration>PT2H49M10S</meta:editing-duration>
    <meta:editing-cycles>11</meta:editing-cycles>
    <meta:document-statistic meta:table-count="0" meta:image-count="0" meta:object-count="0" meta:page-count="3" meta:paragraph-count="88" meta:word-count="402" meta:character-count="2327" meta:non-whitespace-character-count="1979"/>
  </office:meta>
</office:document-meta>
</file>